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4.191cm"/>
    </style:style>
    <style:style style:name="co5" style:family="table-column">
      <style:table-column-properties fo:break-before="auto" style:column-width="5.272cm"/>
    </style:style>
    <style:style style:name="co6" style:family="table-column">
      <style:table-column-properties fo:break-before="auto" style:column-width="3.055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20036"/>
    <style:style style:name="ce2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3" style:family="table-cell" style:parent-style-name="Default" style:data-style-name="N2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5" style:family="table-cell" style:parent-style-name="Default" style:data-style-name="N10002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Times New Roman" fo:language="en" fo:country="US" style:font-name-asian="Times New Roman" style:language-asian="en" style:country-asian="US" style:font-name-complex="Times New Roman" style:language-complex="en" style:country-complex="US"/>
    </style:style>
    <style:style style:name="ce9" style:family="table-cell" style:parent-style-name="Default">
      <style:text-properties style:font-name="Liberation Sans" style:font-name-asian="Liberation Sans" style:font-name-complex="Liberation Sans"/>
    </style:style>
    <style:style style:name="ce10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oo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2" office:value-type="string">
            <text:p>price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string">
            <text:p>Trust-Dax</text:p>
          </table:table-cell>
          <table:table-cell table:style-name="ce3" table:formula="of:=RANDBETWEEN(100; 1000)" office:value-type="float" office:value="764">
            <text:p>76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Statcom</text:p>
          </table:table-cell>
          <table:table-cell table:style-name="ce3" table:formula="of:=RANDBETWEEN(100; 1000)" office:value-type="float" office:value="293">
            <text:p>29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Konksing</text:p>
          </table:table-cell>
          <table:table-cell table:style-name="ce3" table:formula="of:=RANDBETWEEN(100; 1000)" office:value-type="float" office:value="876">
            <text:p>87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Sancof</text:p>
          </table:table-cell>
          <table:table-cell table:style-name="ce3" table:formula="of:=RANDBETWEEN(100; 1000)" office:value-type="float" office:value="946">
            <text:p>94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Geo-Ity</text:p>
          </table:table-cell>
          <table:table-cell table:style-name="ce3" table:formula="of:=RANDBETWEEN(100; 1000)" office:value-type="float" office:value="486">
            <text:p>48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Tempphase</text:p>
          </table:table-cell>
          <table:table-cell table:style-name="ce3" table:formula="of:=RANDBETWEEN(100; 1000)" office:value-type="float" office:value="847">
            <text:p>84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Faxtom</text:p>
          </table:table-cell>
          <table:table-cell table:style-name="ce3" table:formula="of:=RANDBETWEEN(100; 1000)" office:value-type="float" office:value="673">
            <text:p>673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string">
            <text:p>K-ing</text:p>
          </table:table-cell>
          <table:table-cell table:style-name="ce3" table:formula="of:=RANDBETWEEN(100; 1000)" office:value-type="float" office:value="347">
            <text:p>34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Re Hattip</text:p>
          </table:table-cell>
          <table:table-cell table:style-name="ce3" table:formula="of:=RANDBETWEEN(100; 1000)" office:value-type="float" office:value="103">
            <text:p>10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Transtraxing</text:p>
          </table:table-cell>
          <table:table-cell table:style-name="ce3" table:formula="of:=RANDBETWEEN(100; 1000)" office:value-type="float" office:value="786">
            <text:p>78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Sailjob</text:p>
          </table:table-cell>
          <table:table-cell table:style-name="ce3" table:formula="of:=RANDBETWEEN(100; 1000)" office:value-type="float" office:value="461">
            <text:p>461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string">
            <text:p>Hot Ex</text:p>
          </table:table-cell>
          <table:table-cell table:style-name="ce3" table:formula="of:=RANDBETWEEN(100; 1000)" office:value-type="float" office:value="694">
            <text:p>694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string">
            <text:p>Volt Fan</text:p>
          </table:table-cell>
          <table:table-cell table:style-name="ce3" table:formula="of:=RANDBETWEEN(100; 1000)" office:value-type="float" office:value="618">
            <text:p>61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Zaam Warm</text:p>
          </table:table-cell>
          <table:table-cell table:style-name="ce3" table:formula="of:=RANDBETWEEN(100; 1000)" office:value-type="float" office:value="488">
            <text:p>48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Saoplus</text:p>
          </table:table-cell>
          <table:table-cell table:style-name="ce3" table:formula="of:=RANDBETWEEN(100; 1000)" office:value-type="float" office:value="685">
            <text:p>68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Bio Hotin</text:p>
          </table:table-cell>
          <table:table-cell table:style-name="ce3" table:formula="of:=RANDBETWEEN(100; 1000)" office:value-type="float" office:value="910">
            <text:p>910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string">
            <text:p>S--Tip</text:p>
          </table:table-cell>
          <table:table-cell table:style-name="ce3" table:formula="of:=RANDBETWEEN(100; 1000)" office:value-type="float" office:value="118">
            <text:p>11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Saltsoft</text:p>
          </table:table-cell>
          <table:table-cell table:style-name="ce3" table:formula="of:=RANDBETWEEN(100; 1000)" office:value-type="float" office:value="616">
            <text:p>61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Rankeco</text:p>
          </table:table-cell>
          <table:table-cell table:style-name="ce3" table:formula="of:=RANDBETWEEN(100; 1000)" office:value-type="float" office:value="141">
            <text:p>14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Zenron</text:p>
          </table:table-cell>
          <table:table-cell table:style-name="ce3" table:formula="of:=RANDBETWEEN(100; 1000)" office:value-type="float" office:value="371">
            <text:p>37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Pluswarm</text:p>
          </table:table-cell>
          <table:table-cell table:style-name="ce3" table:formula="of:=RANDBETWEEN(100; 1000)" office:value-type="float" office:value="192">
            <text:p>19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Lam Zumtrax</text:p>
          </table:table-cell>
          <table:table-cell table:style-name="ce3" table:formula="of:=RANDBETWEEN(100; 1000)" office:value-type="float" office:value="720">
            <text:p>72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Bigwarm</text:p>
          </table:table-cell>
          <table:table-cell table:style-name="ce3" table:formula="of:=RANDBETWEEN(100; 1000)" office:value-type="float" office:value="889">
            <text:p>88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string">
            <text:p>Homelex</text:p>
          </table:table-cell>
          <table:table-cell table:style-name="ce3" table:formula="of:=RANDBETWEEN(100; 1000)" office:value-type="float" office:value="624">
            <text:p>624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string">
            <text:p>Fresh Strong</text:p>
          </table:table-cell>
          <table:table-cell table:style-name="ce3" table:formula="of:=RANDBETWEEN(100; 1000)" office:value-type="float" office:value="426">
            <text:p>42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string">
            <text:p>Flexkix</text:p>
          </table:table-cell>
          <table:table-cell table:style-name="ce3" table:formula="of:=RANDBETWEEN(100; 1000)" office:value-type="float" office:value="169">
            <text:p>16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string">
            <text:p>Lightin</text:p>
          </table:table-cell>
          <table:table-cell table:style-name="ce3" table:formula="of:=RANDBETWEEN(100; 1000)" office:value-type="float" office:value="408">
            <text:p>40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Biostrong</text:p>
          </table:table-cell>
          <table:table-cell table:style-name="ce3" table:formula="of:=RANDBETWEEN(100; 1000)" office:value-type="float" office:value="778">
            <text:p>77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Kin Sillux</text:p>
          </table:table-cell>
          <table:table-cell table:style-name="ce3" table:formula="of:=RANDBETWEEN(100; 1000)" office:value-type="float" office:value="257">
            <text:p>25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Groovejob</text:p>
          </table:table-cell>
          <table:table-cell table:style-name="ce3" table:formula="of:=RANDBETWEEN(100; 1000)" office:value-type="float" office:value="481">
            <text:p>48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string">
            <text:p>Vaiaing</text:p>
          </table:table-cell>
          <table:table-cell table:style-name="ce3" table:formula="of:=RANDBETWEEN(100; 1000)" office:value-type="float" office:value="783">
            <text:p>78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Apcantech</text:p>
          </table:table-cell>
          <table:table-cell table:style-name="ce3" table:formula="of:=RANDBETWEEN(100; 1000)" office:value-type="float" office:value="111">
            <text:p>1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Tough Statla</text:p>
          </table:table-cell>
          <table:table-cell table:style-name="ce3" table:formula="of:=RANDBETWEEN(100; 1000)" office:value-type="float" office:value="645">
            <text:p>64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Ranex</text:p>
          </table:table-cell>
          <table:table-cell table:style-name="ce3" table:formula="of:=RANDBETWEEN(100; 1000)" office:value-type="float" office:value="253">
            <text:p>25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string">
            <text:p>Keydandom</text:p>
          </table:table-cell>
          <table:table-cell table:style-name="ce3" table:formula="of:=RANDBETWEEN(100; 1000)" office:value-type="float" office:value="561">
            <text:p>561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36">
            <text:p>36</text:p>
          </table:table-cell>
          <table:table-cell table:style-name="ce1" office:value-type="string">
            <text:p>Tamp-Tex</text:p>
          </table:table-cell>
          <table:table-cell table:style-name="ce3" table:formula="of:=RANDBETWEEN(100; 1000)" office:value-type="float" office:value="504">
            <text:p>50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7">
            <text:p>37</text:p>
          </table:table-cell>
          <table:table-cell table:style-name="ce1" office:value-type="string">
            <text:p>Zoombam</text:p>
          </table:table-cell>
          <table:table-cell table:style-name="ce3" table:formula="of:=RANDBETWEEN(100; 1000)" office:value-type="float" office:value="973">
            <text:p>97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8">
            <text:p>38</text:p>
          </table:table-cell>
          <table:table-cell table:style-name="ce1" office:value-type="string">
            <text:p>Spanplus</text:p>
          </table:table-cell>
          <table:table-cell table:style-name="ce3" table:formula="of:=RANDBETWEEN(100; 1000)" office:value-type="float" office:value="505">
            <text:p>50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39">
            <text:p>39</text:p>
          </table:table-cell>
          <table:table-cell table:style-name="ce1" office:value-type="string">
            <text:p>Jay Keydex</text:p>
          </table:table-cell>
          <table:table-cell table:style-name="ce3" table:formula="of:=RANDBETWEEN(100; 1000)" office:value-type="float" office:value="490">
            <text:p>49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0">
            <text:p>40</text:p>
          </table:table-cell>
          <table:table-cell table:style-name="ce1" office:value-type="string">
            <text:p>Jobcof</text:p>
          </table:table-cell>
          <table:table-cell table:style-name="ce3" table:formula="of:=RANDBETWEEN(100; 1000)" office:value-type="float" office:value="876">
            <text:p>87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1">
            <text:p>41</text:p>
          </table:table-cell>
          <table:table-cell table:style-name="ce1" office:value-type="string">
            <text:p>Grooveity</text:p>
          </table:table-cell>
          <table:table-cell table:style-name="ce3" table:formula="of:=RANDBETWEEN(100; 1000)" office:value-type="float" office:value="329">
            <text:p>32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2">
            <text:p>42</text:p>
          </table:table-cell>
          <table:table-cell table:style-name="ce1" office:value-type="string">
            <text:p>Techeco</text:p>
          </table:table-cell>
          <table:table-cell table:style-name="ce3" table:formula="of:=RANDBETWEEN(100; 1000)" office:value-type="float" office:value="215">
            <text:p>21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3">
            <text:p>43</text:p>
          </table:table-cell>
          <table:table-cell table:style-name="ce1" office:value-type="string">
            <text:p>Zerdex</text:p>
          </table:table-cell>
          <table:table-cell table:style-name="ce3" table:formula="of:=RANDBETWEEN(100; 1000)" office:value-type="float" office:value="389">
            <text:p>38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4">
            <text:p>44</text:p>
          </table:table-cell>
          <table:table-cell table:style-name="ce1" office:value-type="string">
            <text:p>Overlight</text:p>
          </table:table-cell>
          <table:table-cell table:style-name="ce3" table:formula="of:=RANDBETWEEN(100; 1000)" office:value-type="float" office:value="543">
            <text:p>54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5">
            <text:p>45</text:p>
          </table:table-cell>
          <table:table-cell table:style-name="ce1" office:value-type="string">
            <text:p>Geolax</text:p>
          </table:table-cell>
          <table:table-cell table:style-name="ce3" table:formula="of:=RANDBETWEEN(100; 1000)" office:value-type="float" office:value="653">
            <text:p>65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6">
            <text:p>46</text:p>
          </table:table-cell>
          <table:table-cell table:style-name="ce1" office:value-type="string">
            <text:p>Fase Jaylux</text:p>
          </table:table-cell>
          <table:table-cell table:style-name="ce3" table:formula="of:=RANDBETWEEN(100; 1000)" office:value-type="float" office:value="960">
            <text:p>96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7">
            <text:p>47</text:p>
          </table:table-cell>
          <table:table-cell table:style-name="ce1" office:value-type="string">
            <text:p>Alphagohold</text:p>
          </table:table-cell>
          <table:table-cell table:style-name="ce3" table:formula="of:=RANDBETWEEN(100; 1000)" office:value-type="float" office:value="200">
            <text:p>20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8">
            <text:p>48</text:p>
          </table:table-cell>
          <table:table-cell table:style-name="ce1" office:value-type="string">
            <text:p>Canlatplus</text:p>
          </table:table-cell>
          <table:table-cell table:style-name="ce3" table:formula="of:=RANDBETWEEN(100; 1000)" office:value-type="float" office:value="785">
            <text:p>78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49">
            <text:p>49</text:p>
          </table:table-cell>
          <table:table-cell table:style-name="ce1" office:value-type="string">
            <text:p>Strongfind</text:p>
          </table:table-cell>
          <table:table-cell table:style-name="ce3" table:formula="of:=RANDBETWEEN(100; 1000)" office:value-type="float" office:value="154">
            <text:p>15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0">
            <text:p>50</text:p>
          </table:table-cell>
          <table:table-cell table:style-name="ce1" office:value-type="string">
            <text:p>Hattip</text:p>
          </table:table-cell>
          <table:table-cell table:style-name="ce3" table:formula="of:=RANDBETWEEN(100; 1000)" office:value-type="float" office:value="361">
            <text:p>36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1">
            <text:p>51</text:p>
          </table:table-cell>
          <table:table-cell table:style-name="ce1" office:value-type="string">
            <text:p>Opestring</text:p>
          </table:table-cell>
          <table:table-cell table:style-name="ce3" table:formula="of:=RANDBETWEEN(100; 1000)" office:value-type="float" office:value="211">
            <text:p>2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2">
            <text:p>52</text:p>
          </table:table-cell>
          <table:table-cell table:style-name="ce1" office:value-type="string">
            <text:p>Nimdom</text:p>
          </table:table-cell>
          <table:table-cell table:style-name="ce3" table:formula="of:=RANDBETWEEN(100; 1000)" office:value-type="float" office:value="644">
            <text:p>64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3">
            <text:p>53</text:p>
          </table:table-cell>
          <table:table-cell table:style-name="ce1" office:value-type="string">
            <text:p>Singtough</text:p>
          </table:table-cell>
          <table:table-cell table:style-name="ce3" table:formula="of:=RANDBETWEEN(100; 1000)" office:value-type="float" office:value="861">
            <text:p>861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54">
            <text:p>54</text:p>
          </table:table-cell>
          <table:table-cell table:style-name="ce1" office:value-type="string">
            <text:p>Kan String</text:p>
          </table:table-cell>
          <table:table-cell table:style-name="ce3" table:formula="of:=RANDBETWEEN(100; 1000)" office:value-type="float" office:value="965">
            <text:p>96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5">
            <text:p>55</text:p>
          </table:table-cell>
          <table:table-cell table:style-name="ce1" office:value-type="string">
            <text:p>Zerwarm</text:p>
          </table:table-cell>
          <table:table-cell table:style-name="ce3" table:formula="of:=RANDBETWEEN(100; 1000)" office:value-type="float" office:value="971">
            <text:p>97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6">
            <text:p>56</text:p>
          </table:table-cell>
          <table:table-cell table:style-name="ce1" office:value-type="string">
            <text:p>Danity</text:p>
          </table:table-cell>
          <table:table-cell table:style-name="ce3" table:formula="of:=RANDBETWEEN(100; 1000)" office:value-type="float" office:value="946">
            <text:p>946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57">
            <text:p>57</text:p>
          </table:table-cell>
          <table:table-cell table:style-name="ce1" office:value-type="string">
            <text:p>Bam-Sing</text:p>
          </table:table-cell>
          <table:table-cell table:style-name="ce3" table:formula="of:=RANDBETWEEN(100; 1000)" office:value-type="float" office:value="627">
            <text:p>62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8">
            <text:p>58</text:p>
          </table:table-cell>
          <table:table-cell table:style-name="ce1" office:value-type="string">
            <text:p>Unisantech</text:p>
          </table:table-cell>
          <table:table-cell table:style-name="ce3" table:formula="of:=RANDBETWEEN(100; 1000)" office:value-type="float" office:value="415">
            <text:p>41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59">
            <text:p>59</text:p>
          </table:table-cell>
          <table:table-cell table:style-name="ce1" office:value-type="string">
            <text:p>Ontofind</text:p>
          </table:table-cell>
          <table:table-cell table:style-name="ce3" table:formula="of:=RANDBETWEEN(100; 1000)" office:value-type="float" office:value="586">
            <text:p>58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0">
            <text:p>60</text:p>
          </table:table-cell>
          <table:table-cell table:style-name="ce1" office:value-type="string">
            <text:p>Refan</text:p>
          </table:table-cell>
          <table:table-cell table:style-name="ce3" table:formula="of:=RANDBETWEEN(100; 1000)" office:value-type="float" office:value="875">
            <text:p>87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1">
            <text:p>61</text:p>
          </table:table-cell>
          <table:table-cell table:style-name="ce1" office:value-type="string">
            <text:p>Intip</text:p>
          </table:table-cell>
          <table:table-cell table:style-name="ce3" table:formula="of:=RANDBETWEEN(100; 1000)" office:value-type="float" office:value="868">
            <text:p>86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2">
            <text:p>62</text:p>
          </table:table-cell>
          <table:table-cell table:style-name="ce1" office:value-type="string">
            <text:p>Eco Nimtouch</text:p>
          </table:table-cell>
          <table:table-cell table:style-name="ce3" table:formula="of:=RANDBETWEEN(100; 1000)" office:value-type="float" office:value="382">
            <text:p>38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3">
            <text:p>63</text:p>
          </table:table-cell>
          <table:table-cell table:style-name="ce1" office:value-type="string">
            <text:p>Alphaflex</text:p>
          </table:table-cell>
          <table:table-cell table:style-name="ce3" table:formula="of:=RANDBETWEEN(100; 1000)" office:value-type="float" office:value="365">
            <text:p>365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4">
            <text:p>64</text:p>
          </table:table-cell>
          <table:table-cell table:style-name="ce1" office:value-type="string">
            <text:p>Funtoit</text:p>
          </table:table-cell>
          <table:table-cell table:style-name="ce3" table:formula="of:=RANDBETWEEN(100; 1000)" office:value-type="float" office:value="232">
            <text:p>23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5">
            <text:p>65</text:p>
          </table:table-cell>
          <table:table-cell table:style-name="ce1" office:value-type="string">
            <text:p>Stim Tone</text:p>
          </table:table-cell>
          <table:table-cell table:style-name="ce3" table:formula="of:=RANDBETWEEN(100; 1000)" office:value-type="float"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6">
            <text:p>66</text:p>
          </table:table-cell>
          <table:table-cell table:style-name="ce1" office:value-type="string">
            <text:p>Key Solostock</text:p>
          </table:table-cell>
          <table:table-cell table:style-name="ce3" table:formula="of:=RANDBETWEEN(100; 1000)" office:value-type="float" office:value="954">
            <text:p>95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7">
            <text:p>67</text:p>
          </table:table-cell>
          <table:table-cell table:style-name="ce1" office:value-type="string">
            <text:p>Singlezumjob</text:p>
          </table:table-cell>
          <table:table-cell table:style-name="ce3" table:formula="of:=RANDBETWEEN(100; 1000)" office:value-type="float" office:value="936">
            <text:p>93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68">
            <text:p>68</text:p>
          </table:table-cell>
          <table:table-cell table:style-name="ce1" office:value-type="string">
            <text:p>Nimtone</text:p>
          </table:table-cell>
          <table:table-cell table:style-name="ce3" table:formula="of:=RANDBETWEEN(100; 1000)" office:value-type="float" office:value="721">
            <text:p>721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69">
            <text:p>69</text:p>
          </table:table-cell>
          <table:table-cell table:style-name="ce1" office:value-type="string">
            <text:p>Xxx-tam</text:p>
          </table:table-cell>
          <table:table-cell table:style-name="ce3" table:formula="of:=RANDBETWEEN(100; 1000)" office:value-type="float" office:value="600">
            <text:p>60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0">
            <text:p>70</text:p>
          </table:table-cell>
          <table:table-cell table:style-name="ce1" office:value-type="string">
            <text:p>Trippleovetough</text:p>
          </table:table-cell>
          <table:table-cell table:style-name="ce3" table:formula="of:=RANDBETWEEN(100; 1000)" office:value-type="float" office:value="954">
            <text:p>95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1">
            <text:p>71</text:p>
          </table:table-cell>
          <table:table-cell table:style-name="ce1" office:value-type="string">
            <text:p>Sandax</text:p>
          </table:table-cell>
          <table:table-cell table:style-name="ce3" table:formula="of:=RANDBETWEEN(100; 1000)" office:value-type="float" office:value="163">
            <text:p>163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2">
            <text:p>72</text:p>
          </table:table-cell>
          <table:table-cell table:style-name="ce1" office:value-type="string">
            <text:p>Strongis</text:p>
          </table:table-cell>
          <table:table-cell table:style-name="ce3" table:formula="of:=RANDBETWEEN(100; 1000)" office:value-type="float" office:value="452">
            <text:p>45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3">
            <text:p>73</text:p>
          </table:table-cell>
          <table:table-cell table:style-name="ce1" office:value-type="string">
            <text:p>Stockdom</text:p>
          </table:table-cell>
          <table:table-cell table:style-name="ce3" table:formula="of:=RANDBETWEEN(100; 1000)" office:value-type="float" office:value="973">
            <text:p>973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4">
            <text:p>74</text:p>
          </table:table-cell>
          <table:table-cell table:style-name="ce1" office:value-type="string">
            <text:p>Salt Sanity</text:p>
          </table:table-cell>
          <table:table-cell table:style-name="ce3" table:formula="of:=RANDBETWEEN(100; 1000)" office:value-type="float" office:value="537">
            <text:p>53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5">
            <text:p>75</text:p>
          </table:table-cell>
          <table:table-cell table:style-name="ce1" office:value-type="string">
            <text:p>Zathzimis</text:p>
          </table:table-cell>
          <table:table-cell table:style-name="ce3" table:formula="of:=RANDBETWEEN(100; 1000)" office:value-type="float" office:value="884">
            <text:p>884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6">
            <text:p>76</text:p>
          </table:table-cell>
          <table:table-cell table:style-name="ce1" office:value-type="string">
            <text:p>Light-Dax</text:p>
          </table:table-cell>
          <table:table-cell table:style-name="ce3" table:formula="of:=RANDBETWEEN(100; 1000)" office:value-type="float" office:value="689">
            <text:p>689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77">
            <text:p>77</text:p>
          </table:table-cell>
          <table:table-cell table:style-name="ce1" office:value-type="string">
            <text:p>New Dom</text:p>
          </table:table-cell>
          <table:table-cell table:style-name="ce3" table:formula="of:=RANDBETWEEN(100; 1000)" office:value-type="float" office:value="296">
            <text:p>29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8">
            <text:p>78</text:p>
          </table:table-cell>
          <table:table-cell table:style-name="ce1" office:value-type="string">
            <text:p>Tempphase</text:p>
          </table:table-cell>
          <table:table-cell table:style-name="ce3" table:formula="of:=RANDBETWEEN(100; 1000)" office:value-type="float" office:value="149">
            <text:p>14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79">
            <text:p>79</text:p>
          </table:table-cell>
          <table:table-cell table:style-name="ce1" office:value-type="string">
            <text:p>Flexstock</text:p>
          </table:table-cell>
          <table:table-cell table:style-name="ce3" table:formula="of:=RANDBETWEEN(100; 1000)" office:value-type="float" office:value="342">
            <text:p>34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0">
            <text:p>80</text:p>
          </table:table-cell>
          <table:table-cell table:style-name="ce1" office:value-type="string">
            <text:p>Freshnix</text:p>
          </table:table-cell>
          <table:table-cell table:style-name="ce3" table:formula="of:=RANDBETWEEN(100; 1000)" office:value-type="float" office:value="261">
            <text:p>26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1">
            <text:p>81</text:p>
          </table:table-cell>
          <table:table-cell table:style-name="ce1" office:value-type="string">
            <text:p>Zencom</text:p>
          </table:table-cell>
          <table:table-cell table:style-name="ce3" table:formula="of:=RANDBETWEEN(100; 1000)" office:value-type="float" office:value="816">
            <text:p>816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82">
            <text:p>82</text:p>
          </table:table-cell>
          <table:table-cell table:style-name="ce1" office:value-type="string">
            <text:p>K--Fax</text:p>
          </table:table-cell>
          <table:table-cell table:style-name="ce3" table:formula="of:=RANDBETWEEN(100; 1000)" office:value-type="float" office:value="739">
            <text:p>73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3">
            <text:p>83</text:p>
          </table:table-cell>
          <table:table-cell table:style-name="ce1" office:value-type="string">
            <text:p>Tipstring</text:p>
          </table:table-cell>
          <table:table-cell table:style-name="ce3" table:formula="of:=RANDBETWEEN(100; 1000)" office:value-type="float" office:value="539">
            <text:p>53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4">
            <text:p>84</text:p>
          </table:table-cell>
          <table:table-cell table:style-name="ce1" office:value-type="string">
            <text:p>Sumzap</text:p>
          </table:table-cell>
          <table:table-cell table:style-name="ce3" table:formula="of:=RANDBETWEEN(100; 1000)" office:value-type="float" office:value="292">
            <text:p>29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5">
            <text:p>85</text:p>
          </table:table-cell>
          <table:table-cell table:style-name="ce1" office:value-type="string">
            <text:p>Strongflex</text:p>
          </table:table-cell>
          <table:table-cell table:style-name="ce3" table:formula="of:=RANDBETWEEN(100; 1000)" office:value-type="float" office:value="486">
            <text:p>48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6">
            <text:p>86</text:p>
          </table:table-cell>
          <table:table-cell table:style-name="ce1" office:value-type="string">
            <text:p>Zotex</text:p>
          </table:table-cell>
          <table:table-cell table:style-name="ce3" table:formula="of:=RANDBETWEEN(100; 1000)" office:value-type="float" office:value="894">
            <text:p>89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7">
            <text:p>87</text:p>
          </table:table-cell>
          <table:table-cell table:style-name="ce1" office:value-type="string">
            <text:p>Roundit</text:p>
          </table:table-cell>
          <table:table-cell table:style-name="ce3" table:formula="of:=RANDBETWEEN(100; 1000)" office:value-type="float" office:value="211">
            <text:p>211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8">
            <text:p>88</text:p>
          </table:table-cell>
          <table:table-cell table:style-name="ce1" office:value-type="string">
            <text:p>Namnix</text:p>
          </table:table-cell>
          <table:table-cell table:style-name="ce3" table:formula="of:=RANDBETWEEN(100; 1000)" office:value-type="float" office:value="852">
            <text:p>852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89">
            <text:p>89</text:p>
          </table:table-cell>
          <table:table-cell table:style-name="ce1" office:value-type="string">
            <text:p>Zon Kayfresh</text:p>
          </table:table-cell>
          <table:table-cell table:style-name="ce3" table:formula="of:=RANDBETWEEN(100; 1000)" office:value-type="float" office:value="494">
            <text:p>49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0">
            <text:p>90</text:p>
          </table:table-cell>
          <table:table-cell table:style-name="ce1" office:value-type="string">
            <text:p>Strong Ozejob</text:p>
          </table:table-cell>
          <table:table-cell table:style-name="ce3" table:formula="of:=RANDBETWEEN(100; 1000)" office:value-type="float" office:value="280">
            <text:p>28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1">
            <text:p>91</text:p>
          </table:table-cell>
          <table:table-cell table:style-name="ce1" office:value-type="string">
            <text:p>Jaykix</text:p>
          </table:table-cell>
          <table:table-cell table:style-name="ce3" table:formula="of:=RANDBETWEEN(100; 1000)" office:value-type="float" office:value="160">
            <text:p>160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2">
            <text:p>92</text:p>
          </table:table-cell>
          <table:table-cell table:style-name="ce1" office:value-type="string">
            <text:p>Ranknix</text:p>
          </table:table-cell>
          <table:table-cell table:style-name="ce3" table:formula="of:=RANDBETWEEN(100; 1000)" office:value-type="float" office:value="849">
            <text:p>84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3">
            <text:p>93</text:p>
          </table:table-cell>
          <table:table-cell table:style-name="ce1" office:value-type="string">
            <text:p>Superhome</text:p>
          </table:table-cell>
          <table:table-cell table:style-name="ce3" table:formula="of:=RANDBETWEEN(100; 1000)" office:value-type="float" office:value="737">
            <text:p>737,00</text:p>
          </table:table-cell>
          <table:table-cell table:style-name="ce4"/>
          <table:table-cell table:style-name="ce2"/>
        </table:table-row>
        <table:table-row table:style-name="ro1">
          <table:table-cell office:value-type="float" office:value="94">
            <text:p>94</text:p>
          </table:table-cell>
          <table:table-cell table:style-name="ce1" office:value-type="string">
            <text:p>Geo Plus</text:p>
          </table:table-cell>
          <table:table-cell table:style-name="ce3" table:formula="of:=RANDBETWEEN(100; 1000)" office:value-type="float" office:value="574">
            <text:p>574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5">
            <text:p>95</text:p>
          </table:table-cell>
          <table:table-cell table:style-name="ce1" office:value-type="string">
            <text:p>Treeit</text:p>
          </table:table-cell>
          <table:table-cell table:style-name="ce3" table:formula="of:=RANDBETWEEN(100; 1000)" office:value-type="float" office:value="997">
            <text:p>997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6">
            <text:p>96</text:p>
          </table:table-cell>
          <table:table-cell table:style-name="ce1" office:value-type="string">
            <text:p>Zam-La</text:p>
          </table:table-cell>
          <table:table-cell table:style-name="ce3" table:formula="of:=RANDBETWEEN(100; 1000)" office:value-type="float"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7">
            <text:p>97</text:p>
          </table:table-cell>
          <table:table-cell table:style-name="ce1" office:value-type="string">
            <text:p>Quad Finkix</text:p>
          </table:table-cell>
          <table:table-cell table:style-name="ce3" table:formula="of:=RANDBETWEEN(100; 1000)" office:value-type="float" office:value="708">
            <text:p>708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8">
            <text:p>98</text:p>
          </table:table-cell>
          <table:table-cell table:style-name="ce1" office:value-type="string">
            <text:p>Zaam Runnix</text:p>
          </table:table-cell>
          <table:table-cell table:style-name="ce3" table:formula="of:=RANDBETWEEN(100; 1000)" office:value-type="float" office:value="689">
            <text:p>68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99">
            <text:p>99</text:p>
          </table:table-cell>
          <table:table-cell table:style-name="ce1" office:value-type="string">
            <text:p>Dantax</text:p>
          </table:table-cell>
          <table:table-cell table:style-name="ce3" table:formula="of:=RANDBETWEEN(100; 1000)" office:value-type="float" office:value="979">
            <text:p>979,00</text:p>
          </table:table-cell>
          <table:table-cell table:style-name="ce4"/>
          <table:table-cell table:style-name="ce2"/>
        </table:table-row>
        <table:table-row table:style-name="ro2">
          <table:table-cell office:value-type="float" office:value="100">
            <text:p>100</text:p>
          </table:table-cell>
          <table:table-cell table:style-name="ce1" office:value-type="string">
            <text:p>Voldox</text:p>
          </table:table-cell>
          <table:table-cell table:style-name="ce3" table:formula="of:=RANDBETWEEN(100; 1000)" office:value-type="float" office:value="309">
            <text:p>309,00</text:p>
          </table:table-cell>
          <table:table-cell table:style-name="ce4"/>
          <table:table-cell table:style-name="ce2"/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3" table:default-cell-style-name="ce6"/>
        <table:table-column table:style-name="co4" table:default-cell-style-name="ce7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code</text:p>
          </table:table-cell>
          <table:table-cell table:style-name="Default" office:value-type="string">
            <text:p>first_name</text:p>
          </table:table-cell>
          <table:table-cell table:style-name="Default" office:value-type="string">
            <text:p>last_name</text:p>
          </table:table-cell>
          <table:table-cell office:value-type="string">
            <text:p>source_i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&quot;client_&quot;&amp;[.A2]" office:value-type="string" office:string-value="client_1">
            <text:p>client_1</text:p>
          </table:table-cell>
          <table:table-cell office:value-type="string">
            <text:p>Kristy</text:p>
          </table:table-cell>
          <table:table-cell office:value-type="string">
            <text:p>Dean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&quot;client_&quot;&amp;[.A3]" office:value-type="string" office:string-value="client_2">
            <text:p>client_2</text:p>
          </table:table-cell>
          <table:table-cell office:value-type="string">
            <text:p>Ellis</text:p>
          </table:table-cell>
          <table:table-cell office:value-type="string">
            <text:p>Ortega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formula="of:=&quot;client_&quot;&amp;[.A4]" office:value-type="string" office:string-value="client_3">
            <text:p>client_3</text:p>
          </table:table-cell>
          <table:table-cell office:value-type="string">
            <text:p>Joseph</text:p>
          </table:table-cell>
          <table:table-cell office:value-type="string">
            <text:p>Bridges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&quot;client_&quot;&amp;[.A5]" office:value-type="string" office:string-value="client_4">
            <text:p>client_4</text:p>
          </table:table-cell>
          <table:table-cell office:value-type="string">
            <text:p>Brandon</text:p>
          </table:table-cell>
          <table:table-cell office:value-type="string">
            <text:p>Porter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&quot;client_&quot;&amp;[.A6]" office:value-type="string" office:string-value="client_5">
            <text:p>client_5</text:p>
          </table:table-cell>
          <table:table-cell office:value-type="string">
            <text:p>Lowell</text:p>
          </table:table-cell>
          <table:table-cell table:style-name="ce8" office:value-type="string">
            <text:p>Hamilt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&quot;client_&quot;&amp;[.A7]" office:value-type="string" office:string-value="client_6">
            <text:p>client_6</text:p>
          </table:table-cell>
          <table:table-cell office:value-type="string">
            <text:p>Sherman</text:p>
          </table:table-cell>
          <table:table-cell table:style-name="ce8" office:value-type="string">
            <text:p>Roger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&quot;client_&quot;&amp;[.A8]" office:value-type="string" office:string-value="client_7">
            <text:p>client_7</text:p>
          </table:table-cell>
          <table:table-cell office:value-type="string">
            <text:p>Bessie</text:p>
          </table:table-cell>
          <table:table-cell table:style-name="ce8" office:value-type="string">
            <text:p>Reynolds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&quot;client_&quot;&amp;[.A9]" office:value-type="string" office:string-value="client_8">
            <text:p>client_8</text:p>
          </table:table-cell>
          <table:table-cell office:value-type="string">
            <text:p>Willie</text:p>
          </table:table-cell>
          <table:table-cell office:value-type="string">
            <text:p>Day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&quot;client_&quot;&amp;[.A10]" office:value-type="string" office:string-value="client_9">
            <text:p>client_9</text:p>
          </table:table-cell>
          <table:table-cell office:value-type="string">
            <text:p>Maggie</text:p>
          </table:table-cell>
          <table:table-cell office:value-type="string">
            <text:p>Jenning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&quot;client_&quot;&amp;[.A11]" office:value-type="string" office:string-value="client_10">
            <text:p>client_10</text:p>
          </table:table-cell>
          <table:table-cell office:value-type="string">
            <text:p>Gene</text:p>
          </table:table-cell>
          <table:table-cell table:style-name="ce8" office:value-type="string">
            <text:p>Copeland</text:p>
          </table:table-cell>
          <table:table-cell/>
        </table:table-row>
      </table:table>
      <table:table table:name="source" table:style-name="ta1">
        <table:table-column table:style-name="co1" table:default-cell-style-name="Default"/>
        <table:table-column table:style-name="co5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nam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irect link</text:p>
          </table:table-cell>
        </table:table-row>
        <table:table-row table:style-name="ro3">
          <table:table-cell/>
          <table:table-cell office:value-type="string">
            <text:p>Google search</text:p>
          </table:table-cell>
        </table:table-row>
        <table:table-row table:style-name="ro3">
          <table:table-cell/>
          <table:table-cell office:value-type="string">
            <text:p>Campaign</text:p>
          </table:table-cell>
        </table:table-row>
        <table:table-row table:style-name="ro3">
          <table:table-cell/>
          <table:table-cell office:value-type="string">
            <text:p>AdWords</text:p>
          </table:table-cell>
        </table:table-row>
        <table:table-row table:style-name="ro1">
          <table:table-cell/>
          <table:table-cell office:value-type="string">
            <text:p>Advertisement</text:p>
          </table:table-cell>
        </table:table-row>
        <table:table-row table:style-name="ro3">
          <table:table-cell/>
          <table:table-cell office:value-type="string">
            <text:p>Banner</text:p>
          </table:table-cell>
        </table:table-row>
        <table:table-row table:style-name="ro3">
          <table:table-cell/>
          <table:table-cell office:value-type="string">
            <text:p>SN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6" table:default-cell-style-name="ce10"/>
        <table:table-row table:style-name="ro1">
          <table:table-cell office:value-type="string">
            <text:p>id</text:p>
          </table:table-cell>
          <table:table-cell table:style-name="ce9"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ir Freshene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th Produc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k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nd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ntal Car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ealth &amp; Medicin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uice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nack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a &amp; Coffe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ater</text:p>
          </table:table-cell>
        </table:table-row>
      </table:table>
      <table:table table:name="status" table:style-name="ta1">
        <table:table-column table:style-name="co1" table:default-cell-style-name="Default"/>
        <table:table-row table:style-name="ro3">
          <table:table-cell/>
        </table:table-row>
      </table:table>
      <table:table table:name="order_has_good" table:style-name="ta1">
        <table:table-column table:style-name="co1" table:default-cell-style-name="Default"/>
        <table:table-row table:style-name="ro3">
          <table:table-cell/>
        </table:table-row>
      </table:table>
      <table:table table:name="category_has_good" table:style-name="ta1">
        <table:table-column table:style-name="co1" table:default-cell-style-name="Default"/>
        <table:table-row table:style-name="ro3">
          <table:table-cell/>
        </table:table-row>
      </table:table>
      <table:table table:name="order_history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.00.0000</text:date>, <text:time style:data-style-name="N2" text:time-value="0000-00-00T01:36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5-04T08:36:45</dc:date>
    <dc:creator>Alexander Myasnov</dc:creator>
    <meta:editing-duration>PT7H49M14S</meta:editing-duration>
    <meta:editing-cycles>12</meta:editing-cycles>
    <meta:generator>LibreOffice/4.0.4.2$MacOSX_x86 LibreOffice_project/9e9821abd0ffdbc09cd8c52eaa574fa09eb08f2</meta:generator>
    <meta:document-statistic meta:table-count="8" meta:cell-count="380" meta:object-count="0"/>
    <meta:user-defined meta:name=""/>
  </office:meta>
</office:document-meta>
</file>